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/>
    <style:font-face style:name="Lucidasans1" svg:font-family="Lucidasans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Operations" style:family="table">
      <style:table-properties style:width="4.8028in" table:align="margins"/>
    </style:style>
    <style:style style:name="Operations.A" style:family="table-column">
      <style:table-column-properties style:column-width="1.059in" style:rel-column-width="1525*"/>
    </style:style>
    <style:style style:name="Operations.B" style:family="table-column">
      <style:table-column-properties style:column-width="1.9444in" style:rel-column-width="2800*"/>
    </style:style>
    <style:style style:name="Operations.C" style:family="table-column">
      <style:table-column-properties style:column-width="1.7993in" style:rel-column-width="2591*"/>
    </style:style>
    <style:style style:name="Operation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peration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Operation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Operation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officeooo:rsid="009a5b5e" officeooo:paragraph-rsid="00c24fa1"/>
    </style:style>
    <style:style style:name="P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b781" officeooo:paragraph-rsid="00c8b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b781" officeooo:paragraph-rsid="00c8b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7bca" officeooo:paragraph-rsid="00ca7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7bca" officeooo:paragraph-rsid="00ca7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c3b78" officeooo:paragraph-rsid="00cc3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ca7b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perations" table:style-name="Operations">
        <table:table-column table:style-name="Operations.A"/>
        <table:table-column table:style-name="Operations.B"/>
        <table:table-column table:style-name="Operations.C"/>
        <table:table-header-rows>
          <table:table-row>
            <table:table-cell table:style-name="Operations.A1" office:value-type="string">
              <text:p text:style-name="P2">Operation</text:p>
            </table:table-cell>
            <table:table-cell table:style-name="Operations.A1" office:value-type="string">
              <text:p text:style-name="P2">Monadic</text:p>
            </table:table-cell>
            <table:table-cell table:style-name="Operations.C1" office:value-type="string">
              <text:p text:style-name="P2">Dyadic</text:p>
            </table:table-cell>
          </table:table-row>
        </table:table-header-rows>
        <table:table-row>
          <table:table-cell table:style-name="Operations.A2" office:value-type="string">
            <text:p text:style-name="P4">+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8">Add</text:p>
          </table:table-cell>
        </table:table-row>
        <table:table-row>
          <table:table-cell table:style-name="Operations.A2" office:value-type="string">
            <text:p text:style-name="P5">-</text:p>
          </table:table-cell>
          <table:table-cell table:style-name="Operations.A2" office:value-type="string">
            <text:p text:style-name="P7">Negate</text:p>
          </table:table-cell>
          <table:table-cell table:style-name="Operations.C2" office:value-type="string">
            <text:p text:style-name="P8">Subtract</text:p>
          </table:table-cell>
        </table:table-row>
        <table:table-row>
          <table:table-cell table:style-name="Operations.A2" office:value-type="string">
            <text:p text:style-name="P5">*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8">Multiply</text:p>
          </table:table-cell>
        </table:table-row>
        <table:table-row>
          <table:table-cell table:style-name="Operations.A2" office:value-type="string">
            <text:p text:style-name="P5">/</text:p>
          </table:table-cell>
          <table:table-cell table:style-name="Operations.A2" office:value-type="string">
            <text:p text:style-name="P7">Invert</text:p>
          </table:table-cell>
          <table:table-cell table:style-name="Operations.C2" office:value-type="string">
            <text:p text:style-name="P8">Divide</text:p>
          </table:table-cell>
        </table:table-row>
        <table:table-row>
          <table:table-cell table:style-name="Operations.A2" office:value-type="string">
            <text:p text:style-name="P4">$</text:p>
          </table:table-cell>
          <table:table-cell table:style-name="Operations.A2" office:value-type="string">
            <text:p text:style-name="P7">Transpose</text:p>
          </table:table-cell>
          <table:table-cell table:style-name="Operations.C2" office:value-type="string">
            <text:p text:style-name="P8">Axes permute</text:p>
          </table:table-cell>
        </table:table-row>
        <table:table-row>
          <table:table-cell table:style-name="Operations.A2" office:value-type="string">
            <text:p text:style-name="P5">%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^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8">Power</text:p>
          </table:table-cell>
        </table:table-row>
        <table:table-row>
          <table:table-cell table:style-name="Operations.A2" office:value-type="string">
            <text:p text:style-name="P4">ln</text:p>
          </table:table-cell>
          <table:table-cell table:style-name="Operations.A2" office:value-type="string">
            <text:p text:style-name="P7">Natural log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log</text:p>
          </table:table-cell>
          <table:table-cell table:style-name="Operations.A2" office:value-type="string">
            <text:p text:style-name="P7">Base 10 log</text:p>
          </table:table-cell>
          <table:table-cell table:style-name="Operations.C2" office:value-type="string">
            <text:p text:style-name="P8">Based log</text:p>
          </table:table-cell>
        </table:table-row>
        <table:table-row>
          <table:table-cell table:style-name="Operations.A2" office:value-type="string">
            <text:p text:style-name="P4">exp</text:p>
          </table:table-cell>
          <table:table-cell table:style-name="Operations.A2" office:value-type="string">
            <text:p text:style-name="P7">e power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root</text:p>
          </table:table-cell>
          <table:table-cell table:style-name="Operations.A2" office:value-type="string">
            <text:p text:style-name="P7">Square root</text:p>
          </table:table-cell>
          <table:table-cell table:style-name="Operations.C2" office:value-type="string">
            <text:p text:style-name="P8">Nth root</text:p>
          </table:table-cell>
        </table:table-row>
        <table:table-row>
          <table:table-cell table:style-name="Operations.A2" office:value-type="string">
            <text:p text:style-name="P4">sin</text:p>
          </table:table-cell>
          <table:table-cell table:style-name="Operations.A2" office:value-type="string">
            <text:p text:style-name="P7">Sine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cos</text:p>
          </table:table-cell>
          <table:table-cell table:style-name="Operations.A2" office:value-type="string">
            <text:p text:style-name="P7">Cosine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tan</text:p>
          </table:table-cell>
          <table:table-cell table:style-name="Operations.A2" office:value-type="string">
            <text:p text:style-name="P7">Tangent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asin</text:p>
          </table:table-cell>
          <table:table-cell table:style-name="Operations.A2" office:value-type="string">
            <text:p text:style-name="P7">Arcsine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acos</text:p>
          </table:table-cell>
          <table:table-cell table:style-name="Operations.A2" office:value-type="string">
            <text:p text:style-name="P7">Arccosine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atan</text:p>
          </table:table-cell>
          <table:table-cell table:style-name="Operations.A2" office:value-type="string">
            <text:p text:style-name="P7">Arctangent</text:p>
          </table:table-cell>
          <table:table-cell table:style-name="Operations.C2" office:value-type="string">
            <text:p text:style-name="P8">Slope</text:p>
          </table:table-cell>
        </table:table-row>
        <table:table-row>
          <table:table-cell table:style-name="Operations.A2" office:value-type="string">
            <text:p text:style-name="P4">sind</text:p>
          </table:table-cell>
          <table:table-cell table:style-name="Operations.A2" office:value-type="string">
            <text:p text:style-name="P7">Sine-degrees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cosd</text:p>
          </table:table-cell>
          <table:table-cell table:style-name="Operations.A2" office:value-type="string">
            <text:p text:style-name="P7">Cosine-degrees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tand</text:p>
          </table:table-cell>
          <table:table-cell table:style-name="Operations.A2" office:value-type="string">
            <text:p text:style-name="P7">Tangent-degrees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asind</text:p>
          </table:table-cell>
          <table:table-cell table:style-name="Operations.A2" office:value-type="string">
            <text:p text:style-name="P7">Arcsine-degrees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acosd</text:p>
          </table:table-cell>
          <table:table-cell table:style-name="Operations.A2" office:value-type="string">
            <text:p text:style-name="P7">Arccosine-degrees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atand</text:p>
          </table:table-cell>
          <table:table-cell table:style-name="Operations.A2" office:value-type="string">
            <text:p text:style-name="P7">Arctangent-degrees</text:p>
          </table:table-cell>
          <table:table-cell table:style-name="Operations.C2" office:value-type="string">
            <text:p text:style-name="P8">Slope-degrees</text:p>
          </table:table-cell>
        </table:table-row>
        <table:table-row>
          <table:table-cell table:style-name="Operations.A2" office:value-type="string">
            <text:p text:style-name="P4">|</text:p>
          </table:table-cell>
          <table:table-cell table:style-name="Operations.A2" office:value-type="string">
            <text:p text:style-name="P7">Magnitude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!</text:p>
          </table:table-cell>
          <table:table-cell table:style-name="Operations.A2" office:value-type="string">
            <text:p text:style-name="P7">Factori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4">ceil</text:p>
          </table:table-cell>
          <table:table-cell table:style-name="Operations.A2" office:value-type="string">
            <text:p text:style-name="P7">Ceil</text:p>
          </table:table-cell>
          <table:table-cell table:style-name="Operations.C2" office:value-type="string">
            <text:p text:style-name="P3"/>
          </table:table-cell>
        </table:table-row>
        <text:soft-page-break/>
        <table:table-row>
          <table:table-cell table:style-name="Operations.A2" office:value-type="string">
            <text:p text:style-name="P4">floor</text:p>
          </table:table-cell>
          <table:table-cell table:style-name="Operations.A2" office:value-type="string">
            <text:p text:style-name="P7">Floor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6">round</text:p>
          </table:table-cell>
          <table:table-cell table:style-name="Operations.A2" office:value-type="string">
            <text:p text:style-name="P7">Round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6">&lt;</text:p>
          </table:table-cell>
          <table:table-cell table:style-name="Operations.A2" office:value-type="string">
            <text:p text:style-name="P7">Grade down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6">&gt;</text:p>
          </table:table-cell>
          <table:table-cell table:style-name="Operations.A2" office:value-type="string">
            <text:p text:style-name="P7">Grade up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6">rand</text:p>
          </table:table-cell>
          <table:table-cell table:style-name="Operations.A2" office:value-type="string">
            <text:p text:style-name="P7">Random value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6">=</text:p>
          </table:table-cell>
          <table:table-cell table:style-name="Operations.A2" office:value-type="string">
            <text:p text:style-name="P7"/>
          </table:table-cell>
          <table:table-cell table:style-name="Operations.C2" office:value-type="string">
            <text:p text:style-name="P8">Assign</text:p>
          </table:table-cell>
        </table:table-row>
        <table:table-row>
          <table:table-cell table:style-name="Operations.A2" office:value-type="string">
            <text:p text:style-name="P6">#</text:p>
          </table:table-cell>
          <table:table-cell table:style-name="Operations.A2" office:value-type="string">
            <text:p text:style-name="P8">Shape</text:p>
          </table:table-cell>
          <table:table-cell table:style-name="Operations.C2" office:value-type="string">
            <text:p text:style-name="P8">Reshape</text:p>
          </table:table-cell>
        </table:table-row>
        <table:table-row>
          <table:table-cell table:style-name="Operations.A2" office:value-type="string">
            <text:p text:style-name="P5">,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: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6">\*</text:p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8">Matrix multiply</text:p>
          </table:table-cell>
        </table:table-row>
        <table:table-row>
          <table:table-cell table:style-name="Operations.A2" office:value-type="string">
            <text:p text:style-name="P6">::</text:p>
          </table:table-cell>
          <table:table-cell table:style-name="Operations.A2" office:value-type="string">
            <text:p text:style-name="P8">Zero-based range</text:p>
          </table:table-cell>
          <table:table-cell table:style-name="Operations.C2" office:value-type="string">
            <text:p text:style-name="P8">Range</text:p>
          </table:table-cell>
        </table:table-row>
        <table:table-row>
          <table:table-cell table:style-name="Operations.A2" office:value-type="string">
            <text:p text:style-name="P5">?<text:span text:style-name="T1">=</text:span></text:p>
          </table:table-cell>
          <table:table-cell table:style-name="Operations.A2" office:value-type="string">
            <text:p text:style-name="P8">Compare equ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<text:span text:style-name="T1">&lt;</text:span></text:p>
          </table:table-cell>
          <table:table-cell table:style-name="Operations.A2" office:value-type="string">
            <text:p text:style-name="P8">Compare less-than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<text:span text:style-name="T1">&gt;</text:span></text:p>
          </table:table-cell>
          <table:table-cell table:style-name="Operations.A2" office:value-type="string">
            <text:p text:style-name="P8">Compare greater-than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<text:span text:style-name="T1">&lt;=</text:span></text:p>
          </table:table-cell>
          <table:table-cell table:style-name="Operations.A2" office:value-type="string">
            <text:p text:style-name="P8">Compare less/equ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<text:span text:style-name="T1">&gt;=</text:span></text:p>
          </table:table-cell>
          <table:table-cell table:style-name="Operations.A2" office:value-type="string">
            <text:p text:style-name="P8">Compare greater/equ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!<text:span text:style-name="T1">=</text:span></text:p>
          </table:table-cell>
          <table:table-cell table:style-name="Operations.A2" office:value-type="string">
            <text:p text:style-name="P8">Compare not-equ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!<text:span text:style-name="T1">&lt;</text:span></text:p>
          </table:table-cell>
          <table:table-cell table:style-name="Operations.A2" office:value-type="string">
            <text:p text:style-name="P8">Compare not-less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!<text:span text:style-name="T1">&gt;</text:span></text:p>
          </table:table-cell>
          <table:table-cell table:style-name="Operations.A2" office:value-type="string">
            <text:p text:style-name="P8">Compare not greater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!<text:span text:style-name="T1">&lt;=</text:span></text:p>
          </table:table-cell>
          <table:table-cell table:style-name="Operations.A2" office:value-type="string">
            <text:p text:style-name="P8">Compare not less/equ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>?!<text:span text:style-name="T1">&gt;=</text:span></text:p>
          </table:table-cell>
          <table:table-cell table:style-name="Operations.A2" office:value-type="string">
            <text:p text:style-name="P8">Compare not greater/equal</text:p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/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3"/>
          </table:table-cell>
        </table:table-row>
        <table:table-row>
          <table:table-cell table:style-name="Operations.A2" office:value-type="string">
            <text:p text:style-name="P5"/>
          </table:table-cell>
          <table:table-cell table:style-name="Operations.A2" office:value-type="string">
            <text:p text:style-name="P3"/>
          </table:table-cell>
          <table:table-cell table:style-name="Operations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/>
    <style:font-face style:name="Lucidasans1" svg:font-family="Lucidasans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 L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Schoolbook L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entury Schoolbook L" fo:font-family="'Century Schoolbook L'" fo:font-size="14pt" style:font-name-asian="Mincho" style:font-family-asian="Mincho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Century Schoolbook L" fo:font-family="'Century Schoolbook L'"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entury Schoolbook L" fo:font-family="'Century Schoolbook L'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378in" fo:page-height="9.016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dc:language>en-GB</dc:language>
    <meta:editing-cycles>2</meta:editing-cycles>
    <meta:editing-duration>PT9M46S</meta:editing-duration>
    <meta:creation-date>2020-02-26T08:04:30.818771017</meta:creation-date>
    <dc:title>stext</dc:title>
    <dc:date>2020-02-26T08:35:31.585084106</dc:date>
    <meta:document-statistic meta:table-count="1" meta:image-count="0" meta:object-count="0" meta:page-count="2" meta:paragraph-count="103" meta:word-count="129" meta:character-count="724" meta:non-whitespace-character-count="698"/>
    <meta:user-defined meta:name="Info 1"/>
    <meta:user-defined meta:name="Info 2"/>
    <meta:user-defined meta:name="Info 3"/>
    <meta:user-defined meta:name="Info 4"/>
    <meta:template xlink:type="simple" xlink:actuate="onRequest" xlink:title="stext" xlink:href="../../../../../Templates/stext.ott" meta:date="2020-02-26T08:04:30.576605628"/>
  </office:meta>
</office:document-meta>
</file>